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loext:contextual-spacing="false"/>
    </style:style>
    <style:style style:name="P2" style:family="paragraph" style:parent-style-name="UBUcuerpoTrabajo">
      <style:text-properties officeooo:paragraph-rsid="001ff8c3"/>
    </style:style>
    <style:style style:name="P3" style:family="paragraph" style:parent-style-name="UBUcuerpoTrabajo">
      <style:text-properties officeooo:paragraph-rsid="00301220"/>
    </style:style>
    <style:style style:name="P4" style:family="paragraph" style:parent-style-name="UBUcuerpoTrabajo">
      <style:text-properties officeooo:rsid="0031508a" officeooo:paragraph-rsid="0031508a"/>
    </style:style>
    <style:style style:name="P5" style:family="paragraph" style:parent-style-name="UBUcuerpoTrabajo">
      <style:text-properties officeooo:rsid="00385a5c" officeooo:paragraph-rsid="00385a5c"/>
    </style:style>
    <style:style style:name="P6" style:family="paragraph" style:parent-style-name="Abstract">
      <style:text-properties officeooo:rsid="00414e97" officeooo:paragraph-rsid="00414e97"/>
    </style:style>
    <style:style style:name="P7" style:family="paragraph" style:parent-style-name="Abstract">
      <style:text-properties officeooo:rsid="00429906" officeooo:paragraph-rsid="00429906"/>
    </style:style>
    <style:style style:name="P8" style:family="paragraph" style:parent-style-name="Abstract">
      <style:text-properties officeooo:rsid="0045639e" officeooo:paragraph-rsid="0045639e"/>
    </style:style>
    <style:style style:name="P9" style:family="paragraph" style:parent-style-name="Abstract">
      <style:text-properties officeooo:rsid="0045bc27" officeooo:paragraph-rsid="0045bc27"/>
    </style:style>
    <style:style style:name="P10" style:family="paragraph" style:parent-style-name="Abstract">
      <style:text-properties officeooo:rsid="00478df2" officeooo:paragraph-rsid="00478df2"/>
    </style:style>
    <style:style style:name="P11" style:family="paragraph" style:parent-style-name="Standard" style:master-page-name="Standard">
      <style:paragraph-properties fo:margin-top="0.4cm" fo:margin-bottom="0.199cm" loext:contextual-spacing="false"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Heading_20_1">
      <style:paragraph-properties fo:break-before="page"/>
    </style:style>
    <style:style style:name="P1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style>
    <style:style style:name="T1" style:family="text">
      <style:text-properties style:font-name="Liberation Sans" fo:font-size="14pt" fo:font-weight="bold" style:font-style-asian="normal" style:font-weight-asian="bold" style:font-size-complex="14pt" style:font-style-complex="normal" style:font-weight-complex="bold"/>
    </style:style>
    <style:style style:name="T2" style:family="text">
      <style:text-properties fo:language="es" fo:country="ES"/>
    </style:style>
    <style:style style:name="T3" style:family="text">
      <style:text-properties fo:language="es" fo:country="ES" fo:font-style="normal" officeooo:rsid="0021ed41" style:font-style-asian="normal" style:font-style-complex="normal"/>
    </style:style>
    <style:style style:name="T4" style:family="text">
      <style:text-properties officeooo:rsid="0027a320"/>
    </style:style>
    <style:style style:name="T5" style:family="text">
      <style:text-properties officeooo:rsid="0031a156"/>
    </style:style>
    <style:style style:name="T6" style:family="text">
      <style:text-properties officeooo:rsid="0037015f"/>
    </style:style>
    <style:style style:name="T7" style:family="text">
      <style:text-properties officeooo:rsid="00382538"/>
    </style:style>
    <style:style style:name="T8" style:family="text">
      <style:text-properties officeooo:rsid="00385a5c"/>
    </style:style>
    <style:style style:name="T9" style:family="text">
      <style:text-properties officeooo:rsid="0039bab6"/>
    </style:style>
    <style:style style:name="T10" style:family="text">
      <style:text-properties officeooo:rsid="003f913d"/>
    </style:style>
    <style:style style:name="T11" style:family="text">
      <style:text-properties officeooo:rsid="00429906"/>
    </style:style>
    <style:style style:name="T12" style:family="text">
      <style:text-properties style:text-underline-style="none"/>
    </style:style>
    <style:style style:name="T13" style:family="text">
      <style:text-properties style:text-underline-style="none" officeooo:rsid="0045639e"/>
    </style:style>
    <style:style style:name="T14" style:family="text">
      <style:text-properties style:text-underline-style="none" officeooo:rsid="00478df2"/>
    </style:style>
    <style:style style:name="T15" style:family="text">
      <style:text-properties style:text-underline-style="none" officeooo:rsid="00490b50"/>
    </style:style>
    <style:style style:name="T16" style:family="text">
      <style:text-properties officeooo:rsid="0045bc27"/>
    </style:style>
    <style:style style:name="T17"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umen</text:p>
      <text:p text:style-name="P4">Se desea desarrollar una herramienta docente de tipo web que proporcione a un profesor y a sus alumnos un medio en el que simular torneos 2 x 2. <text:span text:style-name="T6">El objetivo principal es </text:span>ilustrar el aprendizaje de la Teoría de Juegos en cualquiera de las múltiples disciplinas influenciadas por esta rama de conocimiento.</text:p>
      <text:p text:style-name="P4">Para llevar a cabo este propósito se ha efectuado una combinación entre <text:span text:style-name="T6">dos tipos diferentes de </text:span>tecnologías. <text:span text:style-name="T6">Las primeras,</text:span> de tipo web, <text:span text:style-name="T6">están dirigidas al</text:span> desarrollo de la propia plataforma sobre la que se sustenta la aplicación. <text:span text:style-name="T6">El segundo tipo, enfocado</text:span> <text:span text:style-name="T8">a la</text:span> simulación, <text:span text:style-name="T7">se centra en </text:span>la propia reproducción del torneo.</text:p>
      <text:p text:style-name="P4">Debido a que se trata de una herramienta <text:span text:style-name="T8">destinada</text:span> al aprendizaje, se ha tenido en cuenta <text:span text:style-name="T8">el proceso de </text:span>adaptación de los alumnos a la metodología del torneo. <text:span text:style-name="T8">De esta manera, se incluye</text:span> un simulador <text:span text:style-name="T5">de mayor</text:span> simple<text:span text:style-name="T5">za c</text:span>on <text:span text:style-name="T8">e</text:span>l <text:span text:style-name="T8">que se busca</text:span> permitir <text:span text:style-name="T5">a los alumnos </text:span>un proceso de prueba de estrategias. <text:span text:style-name="T16">Se establece, así, un</text:span> enfrent<text:span text:style-name="T8">amiento contra</text:span> soluciones predefinidas <text:span text:style-name="T8">antes de pasar al torneo contra otros participantes</text:span>.</text:p>
      <text:p text:style-name="P5">Finalmente, se ha creado un modelo en el que realizar la simulación del torneo final. Este torneo interpreta las estrategias proporcionadas por los participantes <text:span text:style-name="T9">y, a</text:span> partir de ellas, realiza una serie de emparejamientos. <text:span text:style-name="T9">E</text:span>l objetivo <text:span text:style-name="T9">es</text:span> que todas las es<text:span text:style-name="T9">t</text:span>rategias se enfrente<text:span text:style-name="T9">n</text:span> entre sí una sola vez. Para concluir, <text:span text:style-name="T9">recurriendo a </text:span>las puntuaciones registradas en cada emparejamiento, <text:span text:style-name="T10">se genera un conjunto de puntuaciones globales, a partir de ellas, se establecen las estrategias más óptimas dentro de ese entorno concreto.</text:span></text:p>
      <text:p text:style-name="P1"><text:span text:style-name="inglés"><text:span text:style-name="T1">Abstract</text:span></text:span></text:p>
      <text:p text:style-name="P6">We want to develop a web-based educational tool in order to bring to the teacher and the students a mean capable of simulate 2 x 2 tournaments. The main goal is to <text:span text:style-name="T11">support the teaching of Game Theory in any of the several fields influenced by this branch of knowledge.</text:span></text:p>
      <text:p text:style-name="P7">In order to carry out this purpose we have combined two different technology types. The first one, web-based, is focused to develop the web platform in which the application is standing. <text:span text:style-name="T13">The second type, based on simulation, is focused on the tournament execution.</text:span></text:p>
      <text:p text:style-name="P9"><text:span text:style-name="T13">S</text:span><text:span text:style-name="T12">ince it is a learning tool, we have taken into account the adaptation process of the students to the tournament. I this way, a simpler simulator has been developed in order to bring the student a way to test his strategies. So a </text:span><text:span text:style-name="T14">confrontation against predefined solutions is established before the tournament with solutions of the rest of participants.</text:span></text:p>
      <text:p text:style-name="P10"><text:span text:style-name="T12">Finally a model has been created to perform the final tournament simulation. </text:span><text:span text:style-name="T15">This tournament interprets the strategies provided by the participants and performs pairings in order to confront the strategies with each other one. To conclude, the tournament uses the scores recorded in every single pairing and creates a set of global scores. Based on those scores the most optimal strategies in that particular environment are established.</text:span></text:p>
      <text:p text:style-name="P9"><text:span text:style-name="T14"/></text:p>
      <text:p text:style-name="P8"><text:span text:style-name="T13"/></text:p>
      <text:h text:style-name="P12" text:outline-level="1"><text:span text:style-name="inglés"><text:span text:style-name="T2">Introducción</text:span></text:span></text:h>
      <text:p text:style-name="P3"><text:span text:style-name="inglés"><text:span text:style-name="T3"/></text:span></text:p>
      <text:p text:style-name="P2"><text:span text:style-name="inglé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1_Introduccion.odt</text:file-name> v.<text:editing-cycles>72</text:editing-cycles> <text:modification-date style:data-style-name="N104">15/dic/16</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Windows_x86 LibreOffice_project/07ac168c60a517dba0f0d7bc7540f5afa45f0909</meta:generator>
    <dc:date>2016-12-15T00:12:24.109000000</dc:date>
    <meta:editing-duration>PT4H26M55S</meta:editing-duration>
    <meta:editing-cycles>72</meta:editing-cycles>
    <meta:document-statistic meta:table-count="0" meta:image-count="0" meta:object-count="0" meta:page-count="2" meta:paragraph-count="12" meta:word-count="479" meta:character-count="2949" meta:non-whitespace-character-count="2481"/>
    <meta:user-defined meta:name="Mendeley Citation Style_1">http://www.zotero.org/styles/apa</meta:user-defined>
    <meta:user-defined meta:name="Mendeley Document_1">True</meta:user-defined>
    <meta:user-defined meta:name="Mendeley Unique User Id_1">f43e7150-e4e5-36fa-8e8b-8761b13bbd82</meta:user-defined>
  </office:meta>
</office:document-meta>
</file>